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591in"/>
    </style:style>
    <style:style style:name="co2" style:family="table-column">
      <style:table-column-properties fo:break-before="auto" style:column-width="0.9102in"/>
    </style:style>
    <style:style style:name="co3" style:family="table-column">
      <style:table-column-properties fo:break-before="auto" style:column-width="0.5492in"/>
    </style:style>
    <style:style style:name="co4" style:family="table-column">
      <style:table-column-properties fo:break-before="auto" style:column-width="0.2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57in" svg:height="3.5331in" svg:x="10.5945in" svg:y="9.6555in">
            <draw:object draw:notify-on-update-of-ranges="Sheet1.A88:Sheet1.A88 Sheet1.A89:Sheet1.A90 Sheet1.B88:Sheet1.B88 Sheet1.B89:Sheet1.B90 Sheet1.C88:Sheet1.C88 Sheet1.C89:Sheet1.C90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6.2949in" svg:height="3.5409in" svg:x="5.128in" svg:y="14.9181in">
            <draw:object draw:notify-on-update-of-ranges="Sheet1.A92:Sheet1.A92 Sheet1.A93:Sheet1.A94 Sheet1.B92:Sheet1.B92 Sheet1.B93:Sheet1.B94 Sheet1.E93:Sheet1.E94 Sheet1.E93:Sheet1.E94 Sheet1.C92:Sheet1.C92 Sheet1.C93:Sheet1.C94 Sheet1.F93:Sheet1.F94 Sheet1.F93:Sheet1.F94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2" table:default-cell-style-name="Default"/>
        <table:table-column table:style-name="co2" table:number-columns-repeated="989" table:default-cell-style-name="Default"/>
        <table:table-row table:style-name="ro1">
          <table:table-cell office:value-type="string" calcext:value-type="string">
            <text:p>un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solog/group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rating</text:p>
          </table:table-cell>
          <table:table-cell office:value-type="string" calcext:value-type="string">
            <text:p>comment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ery different solo/group answers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3.3" calcext:value-type="float">
            <text:p>3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solo</text:p>
          </table:table-cell>
          <table:table-cell office:value-type="float" office:value="6.25" calcext:value-type="float">
            <text:p>6.2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sh table</text:p>
          </table:table-cell>
          <table:table-cell office:value-type="string" calcext:value-type="string">
            <text:p>group</text:p>
          </table:table-cell>
          <table:table-cell office:value-type="float" office:value="8.1" calcext:value-type="float">
            <text:p>8.1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iltere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solo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aundry</text:p>
          </table:table-cell>
          <table:table-cell office:value-type="string" calcext:value-type="string">
            <text:p>group</text:p>
          </table:table-cell>
          <table:table-cell office:value-type="float" office:value="10.75" calcext:value-type="float">
            <text:p>10.7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solo</text:p>
          </table:table-cell>
          <table:table-cell office:value-type="float" office:value="5.5" calcext:value-type="float">
            <text:p>5.5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hoe tie</text:p>
          </table:table-cell>
          <table:table-cell office:value-type="string" calcext:value-type="string">
            <text:p>group</text:p>
          </table:table-cell>
          <table:table-cell office:value-type="float" office:value="16.25" calcext:value-type="float">
            <text:p>16.25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solo</text:p>
          </table:table-cell>
          <table:table-cell office:value-type="float" office:value="1.3" calcext:value-type="float">
            <text:p>1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b&amp;j</text:p>
          </table:table-cell>
          <table:table-cell office:value-type="string" calcext:value-type="string">
            <text:p>group</text:p>
          </table:table-cell>
          <table:table-cell office:value-type="float" office:value="4.3" calcext:value-type="float">
            <text:p>4.3</text:p>
          </table:table-cell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solo</text:p>
          </table:table-cell>
          <table:table-cell office:value-type="float" office:value="1.1" calcext:value-type="float">
            <text:p>1.1</text:p>
          </table:table-cell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ice</text:p>
          </table:table-cell>
          <table:table-cell office:value-type="string" calcext:value-type="string">
            <text:p>group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020"/>
        </table:table-row>
        <table:table-row table:style-name="ro1">
          <table:table-cell/>
          <table:table-cell office:value-type="string" calcext:value-type="string">
            <text:p>mean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No filter approval</text:p>
          </table:table-cell>
          <table:table-cell table:formula="of:=AVERAGE([.C75:.V75])"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filter approval</text:p>
          </table:table-cell>
          <table:table-cell table:formula="of:=AVERAGE([.C76:.R76])" office:value-type="float" office:value="3.875" calcext:value-type="float">
            <text:p>3.87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5:.V75];[.C76:.R76];1;2)" office:value-type="float" office:value="0.203954284649091" calcext:value-type="float">
            <text:p>0.2039542846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olo approval</text:p>
          </table:table-cell>
          <table:table-cell table:formula="of:=AVERAGE([.C79:.AI79])" office:value-type="float" office:value="3.75757575757576" calcext:value-type="float">
            <text:p>3.7575757576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5" calcext:value-type="float">
            <text:p>5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group approval</text:p>
          </table:table-cell>
          <table:table-cell table:formula="of:=AVERAGE([.C80:.AN80])" office:value-type="float" office:value="3.72222222222222" calcext:value-type="float">
            <text:p>3.72222222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6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4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79:.AI79];[.C80:.AL80];1;2)" office:value-type="float" office:value="0.437210703159336" calcext:value-type="float">
            <text:p>0.4372107032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no filter speed</text:p>
          </table:table-cell>
          <table:table-cell table:formula="of:=AVERAGE([.C83:.F83])" office:value-type="float" office:value="10.775" calcext:value-type="float">
            <text:p>10.775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8.1" calcext:value-type="float">
            <text:p>8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ilter speed</text:p>
          </table:table-cell>
          <table:table-cell table:formula="of:=AVERAGE([.C84:.F84])" office:value-type="float" office:value="10.075" calcext:value-type="float">
            <text:p>10.075</text:p>
          </table:table-cell>
          <table:table-cell office:value-type="float" office:value="10.75" calcext:value-type="float">
            <text:p>10.75</text:p>
          </table:table-cell>
          <table:table-cell office:value-type="float" office:value="16.25" calcext:value-type="float">
            <text:p>16.25</text:p>
          </table:table-cell>
          <table:table-cell office:value-type="float" office:value="4.3" calcext:value-type="float">
            <text:p>4.3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est</text:p>
          </table:table-cell>
          <table:table-cell table:formula="of:=TTEST([.C83:.F83];[.C84:.F84];1;2)" office:value-type="float" office:value="0.414416313478156" calcext:value-type="float">
            <text:p>0.4144163135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iming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st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C3];[.C22];[.C11];[.C32]) + AVERAGE([.C42];[.C50];[.C58];[.C66])" office:value-type="float" office:value="7.4875" calcext:value-type="float">
            <text:p>7.4875</text:p>
          </table:table-cell>
          <table:table-cell table:number-columns-repeated="2"/>
          <table:table-cell table:formula="of:=STDEV([.C3];[.C22];[.C11];[.C32])" office:value-type="float" office:value="2.03321379430038" calcext:value-type="float">
            <text:p>2.0332137943</text:p>
          </table:table-cell>
          <table:table-cell table:formula="of:=STDEV([.C42];[.C50];[.C58];[.C66])" office:value-type="float" office:value="2.02977831301844" calcext:value-type="float">
            <text:p>2.02977831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C6];[.C16];[.C27];[.C36])" office:value-type="float" office:value="10.775" calcext:value-type="float">
            <text:p>10.775</text:p>
          </table:table-cell>
          <table:table-cell table:formula="of:=AVERAGE([.C46];[.C54];[.C62];[.C70])" office:value-type="float" office:value="10.075" calcext:value-type="float">
            <text:p>10.075</text:p>
          </table:table-cell>
          <table:table-cell/>
          <table:table-cell table:formula="of:=STDEV([.C6];[.C16];[.C27];[.C36])" office:value-type="float" office:value="3.75088878356406" calcext:value-type="float">
            <text:p>3.7508887836</text:p>
          </table:table-cell>
          <table:table-cell table:formula="of:=STDEV([.C46];[.C54];[.C62];[.C70])" office:value-type="float" office:value="4.93600715828762" calcext:value-type="float">
            <text:p>4.9360071583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pproval</text:p>
          </table:table-cell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no AI</text:p>
          </table:table-cell>
          <table:table-cell office:value-type="string" calcext:value-type="string">
            <text:p>AI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lo</text:p>
          </table:table-cell>
          <table:table-cell table:formula="of:=AVERAGE([.D3:.D5];[.D11:.D15];[.D22:.D26];[.D32:.D35]) + AVERAGE([.D42:.D45];[.D50:.D53];[.D58:.D61];[.D66:.D69])" office:value-type="float" office:value="7.52205882352941" calcext:value-type="float">
            <text:p>7.5220588235</text:p>
          </table:table-cell>
          <table:table-cell table:number-columns-repeated="2"/>
          <table:table-cell table:formula="of:=STDEV([.D3:.D5];[.D11:.D15];[.D22:.D26];[.D32:.D35])" office:value-type="float" office:value="0.931475742477242" calcext:value-type="float">
            <text:p>0.9314757425</text:p>
          </table:table-cell>
          <table:table-cell table:formula="of:=STDEV([.D42:.D45];[.D50:.D53];[.D58:.D61];[.D66:.D69])" office:value-type="float" office:value="0.806225774829855" calcext:value-type="float">
            <text:p>0.80622577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roup</text:p>
          </table:table-cell>
          <table:table-cell table:formula="of:=AVERAGE([.D6:.D10];[.D16:.D21];[.D27:.D31];[.D36:.D39])" office:value-type="float" office:value="3.6" calcext:value-type="float">
            <text:p>3.6</text:p>
          </table:table-cell>
          <table:table-cell table:formula="of:=AVERAGE([.D46:.D49];[.D54:.D57];[.D62:.D65];[.D70:.D73])" office:value-type="float" office:value="3.875" calcext:value-type="float">
            <text:p>3.875</text:p>
          </table:table-cell>
          <table:table-cell/>
          <table:table-cell table:formula="of:=STDEV([.D6:.D10];[.D16:.D21];[.D27:.D31];[.D36:.D39])" office:value-type="float" office:value="1.09544511501033" calcext:value-type="float">
            <text:p>1.095445115</text:p>
          </table:table-cell>
          <table:table-cell table:formula="of:=STDEV([.D46:.D49];[.D54:.D57];[.D62:.D65];[.D70:.D73])" office:value-type="float" office:value="0.806225774829855" calcext:value-type="float">
            <text:p>0.806225774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4">00/00/0000</text:date>, <text:time style:data-style-name="N2" text:time-value="18:39:05.93461215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Scarafoni</meta:initial-creator>
    <meta:creation-date>2014-11-20T22:49:54.495450160</meta:creation-date>
    <dc:date>2015-03-14T18:08:48.377867496</dc:date>
    <meta:editing-duration>PT23H53M11S</meta:editing-duration>
    <meta:editing-cycles>9</meta:editing-cycles>
    <meta:generator>LibreOffice/4.2.7.2$Linux_X86_64 LibreOffice_project/420m0$Build-2</meta:generator>
    <meta:document-statistic meta:table-count="1" meta:cell-count="284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upper-range="Sheet1.E89:Sheet1.E90" chart:error-lower-range="Sheet1.E89:Sheet1.E90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error-upper-range="Sheet1.F89:Sheet1.F90" chart:error-lower-range="Sheet1.F89:Sheet1.F90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error-upper-indicator="true" chart:error-lower-indicator="true" chart:std-weight="1"/>
      <style:graphic-properties draw:stroke="solid" svg:stroke-width="0cm" svg:stroke-color="#000000" svg:stroke-opacity="100%" draw:stroke-linejoin="round"/>
    </style:style>
    <style:style style:name="ch13" style:family="chart">
      <style:chart-properties chart:solid-type="cuboi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2cm" svg:height="8.975cm" xlink:href=".." xlink:type="simple" chart:class="chart:bar" chart:style-name="ch1">
        <chart:title svg:x="3.494cm" svg:y="0.315cm" chart:style-name="ch2">
          <text:p>Average Time Needed for Manual Generation</text:p>
        </chart:title>
        <chart:legend chart:legend-position="end" svg:x="14.443cm" svg:y="3.939cm" style:legend-expansion="high" chart:style-name="ch3"/>
        <chart:plot-area chart:style-name="ch4" table:cell-range-address="Sheet1.A88:Sheet1.C90" chart:data-source-has-labels="both" svg:x="1.33cm" svg:y="1.299cm" svg:width="12.794cm" svg:height="6.516cm">
          <chartooo:coordinate-region svg:x="1.951cm" svg:y="1.498cm" svg:width="12.173cm" svg:height="5.67cm"/>
          <chart:axis chart:dimension="x" chart:name="primary-x" chart:style-name="ch5" chartooo:axis-type="auto">
            <chartooo:date-scale/>
            <chart:title svg:x="6.585cm" svg:y="7.994cm" chart:style-name="ch6">
              <text:p>group structure</text:p>
            </chart:title>
            <chart:categories table:cell-range-address="Sheet1.A89:Sheet1.A90"/>
          </chart:axis>
          <chart:axis chart:dimension="y" chart:name="primary-y" chart:style-name="ch7">
            <chart:title svg:x="0.451cm" svg:y="6.268cm" chart:style-name="ch8">
              <text:p>average time (minutes)</text:p>
            </chart:title>
            <chart:grid chart:style-name="ch9" chart:class="major"/>
          </chart:axis>
          <chart:series chart:style-name="ch10" chart:values-cell-range-address="Sheet1.B89:Sheet1.B90" chart:label-cell-address="Sheet1.B88:Sheet1.B88" chart:class="chart:bar">
            <chart:data-point chart:repeated="2"/>
          </chart:series>
          <chart:series chart:style-name="ch11" chart:values-cell-range-address="Sheet1.C89:Sheet1.C90" chart:label-cell-address="Sheet1.C88:Sheet1.C88" chart:class="chart:bar">
            <chart:error-indicator chart:style-name="ch12" chart:dimension="y"/>
            <chart:data-point chart:style-name="ch13"/>
            <chart:data-point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88:Sheet1.B88</svg:desc>
                </draw:g>
              </table:table-cell>
              <table:table-cell office:value-type="string">
                <text:p>AI</text:p>
                <draw:g>
                  <svg:desc>Sheet1.C88:Sheet1.C8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89:Sheet1.A90</svg:desc>
                </draw:g>
              </table:table-cell>
              <table:table-cell office:value-type="float" office:value="7.4875">
                <text:p>7.4875</text:p>
                <draw:g>
                  <svg:desc>Sheet1.B89:Sheet1.B90</svg:desc>
                </draw:g>
              </table:table-cell>
              <table:table-cell office:value-type="float" office:value="NaN">
                <text:p>NaN</text:p>
                <draw:g>
                  <svg:desc>Sheet1.C89:Sheet1.C90</svg:desc>
                </draw:g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10.775">
                <text:p>10.775</text:p>
              </table:table-cell>
              <table:table-cell office:value-type="float" office:value="10.075">
                <text:p>10.07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error-category="cell-rang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0" chart:maximum="5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 chart:error-category="cell-range" chart:error-upper-range="Sheet1.E93:Sheet1.E94" chart:error-lower-range="Sheet1.E93:Sheet1.E94"/>
      <style:graphic-properties draw:stroke="none" draw:fill-color="#004586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Sheet1.E93:Sheet1.E94" chart:error-lower-range="Sheet1.E93:Sheet1.E94" char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Sheet1.F93:Sheet1.F94" chart:error-lower-range="Sheet1.F93:Sheet1.F94"/>
      <style:graphic-properties draw:stroke="none" draw:fill-color="#ff420e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Sheet1.F93:Sheet1.F94" chart:error-lower-range="Sheet1.F93:Sheet1.F94" chart:std-weight="1"/>
      <style:graphic-properties draw:stroke="solid" svg:stroke-width="0cm" svg:stroke-color="#000000" svg:stroke-opacity="100%" draw:stroke-linejoin="round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5.99cm" svg:height="8.995cm" xlink:href=".." xlink:type="simple" chart:class="chart:bar" chart:style-name="ch1">
        <chart:title svg:x="5.623cm" svg:y="0.315cm" chart:style-name="ch2">
          <text:p>Average Manual Rating</text:p>
        </chart:title>
        <chart:legend chart:legend-position="end" svg:x="14.441cm" svg:y="3.949cm" style:legend-expansion="high" chart:style-name="ch3"/>
        <chart:plot-area chart:style-name="ch4" table:cell-range-address="Sheet1.A92:Sheet1.C94" chart:data-source-has-labels="both" svg:x="1.33cm" svg:y="1.299cm" svg:width="12.792cm" svg:height="6.536cm">
          <chartooo:coordinate-region svg:x="2.057cm" svg:y="1.498cm" svg:width="12.065cm" svg:height="5.69cm"/>
          <chart:axis chart:dimension="x" chart:name="primary-x" chart:style-name="ch5" chartooo:axis-type="auto">
            <chartooo:date-scale/>
            <chart:title svg:x="6.584cm" svg:y="8.014cm" chart:style-name="ch6">
              <text:p>group structure</text:p>
            </chart:title>
            <chart:categories table:cell-range-address="Sheet1.A93:Sheet1.A94"/>
          </chart:axis>
          <chart:axis chart:dimension="y" chart:name="primary-y" chart:style-name="ch7">
            <chart:title svg:x="0.451cm" svg:y="5.669cm" chart:style-name="ch8">
              <text:p>average rating</text:p>
            </chart:title>
            <chart:grid chart:style-name="ch9" chart:class="major"/>
          </chart:axis>
          <chart:series chart:style-name="ch10" chart:values-cell-range-address="Sheet1.B93:Sheet1.B94" chart:label-cell-address="Sheet1.B92:Sheet1.B92" chart:class="chart:bar">
            <chart:error-indicator chart:style-name="ch11" chart:dimension="y"/>
            <chart:data-point chart:repeated="2"/>
          </chart:series>
          <chart:series chart:style-name="ch12" chart:values-cell-range-address="Sheet1.C93:Sheet1.C94" chart:label-cell-address="Sheet1.C92:Sheet1.C92" chart:class="chart:bar">
            <chart:error-indicator chart:style-name="ch13" chart:dimension="y"/>
            <chart:data-point chart:repeated="2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AI</text:p>
                <draw:g>
                  <svg:desc>Sheet1.B92:Sheet1.B9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olumn E</text:p>
              </table:table-cell>
              <table:table-cell office:value-type="string">
                <text:p>AI</text:p>
                <draw:g>
                  <svg:desc>Sheet1.C92:Sheet1.C92</svg:desc>
                </draw:g>
              </table:table-cell>
              <table:table-cell office:value-type="string">
                <text:p>Column F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solo</text:p>
                <draw:g>
                  <svg:desc>Sheet1.A93:Sheet1.A94</svg:desc>
                </draw:g>
              </table:table-cell>
              <table:table-cell office:value-type="float" office:value="7.52205882352941">
                <text:p>7.52205882352941</text:p>
                <draw:g>
                  <svg:desc>Sheet1.B93:Sheet1.B94</svg:desc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0.931475742477242">
                <text:p>0.931475742477242</text:p>
                <draw:g>
                  <svg:desc>Sheet1.E93:Sheet1.E94</svg:desc>
                </draw:g>
              </table:table-cell>
              <table:table-cell office:value-type="float" office:value="NaN">
                <text:p>NaN</text:p>
                <draw:g>
                  <svg:desc>Sheet1.C93:Sheet1.C94</svg:desc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  <table:table-cell office:value-type="float" office:value="0.806225774829855">
                <text:p>0.806225774829855</text:p>
                <draw:g>
                  <svg:desc>Sheet1.F93:Sheet1.F94</svg:desc>
                </draw:g>
              </table:table-cell>
            </table:table-row>
            <table:table-row>
              <table:table-cell office:value-type="string">
                <text:p>group</text:p>
              </table:table-cell>
              <table:table-cell office:value-type="float" office:value="3.6">
                <text:p>3.6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1.09544511501033">
                <text:p>1.09544511501033</text:p>
              </table:table-cell>
              <table:table-cell office:value-type="float" office:value="3.875">
                <text:p>3.875</text:p>
              </table:table-cell>
              <table:table-cell office:value-type="float" office:value="0.806225774829855">
                <text:p>0.806225774829855</text:p>
              </table:table-cell>
              <table:table-cell office:value-type="float" office:value="0.806225774829855">
                <text:p>0.80622577482985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